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5100000225FA40464FC12692B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87cm" svg:height="4.647cm" svg:x="7.205cm" svg:y="12.721cm">
          <draw:image xlink:href="Pictures/100000000000035100000225FA40464FC12692B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22:05.839573709</meta:creation-date>
    <dc:date>2018-05-19T18:22:22.082799607</dc:date>
    <meta:editing-duration>PT1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